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время в</text:p>
          </table:table-cell>
          <table:table-cell table:style-name="Default" office:value-type="string" calcext:value-type="string">
            <text:p>время бв</text:p>
          </table:table-cell>
        </table:table-row>
        <table:table-row table:style-name="ro1">
          <table:table-cell office:value-type="float" office:value="10115307" calcext:value-type="float">
            <text:p>10115307</text:p>
          </table:table-cell>
          <table:table-cell office:value-type="time" office:time-value="PT13H26M30S" calcext:value-type="time">
            <text:p>01:26:30 PM</text:p>
          </table:table-cell>
          <table:table-cell office:value-type="time" office:time-value="PT13H27M00S" calcext:value-type="time">
            <text:p>01:27:00 PM</text:p>
          </table:table-cell>
        </table:table-row>
        <table:table-row table:style-name="ro1">
          <table:table-cell office:value-type="float" office:value="10115130" calcext:value-type="float">
            <text:p>10115130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3H30M20S" calcext:value-type="time">
            <text:p>01:30:20 PM</text:p>
          </table:table-cell>
        </table:table-row>
        <table:table-row table:style-name="ro1">
          <table:table-cell office:value-type="float" office:value="10115294" calcext:value-type="float">
            <text:p>10115294</text:p>
          </table:table-cell>
          <table:table-cell table:number-columns-repeated="2" office:value-type="time" office:time-value="PT13H33M20S" calcext:value-type="time">
            <text:p>01:33:20 PM</text:p>
          </table:table-cell>
        </table:table-row>
        <table:table-row table:style-name="ro1">
          <table:table-cell office:value-type="float" office:value="10115293" calcext:value-type="float">
            <text:p>10115293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3H35M10S" calcext:value-type="time">
            <text:p>01:35:10 PM</text:p>
          </table:table-cell>
        </table:table-row>
        <table:table-row table:style-name="ro1">
          <table:table-cell office:value-type="float" office:value="10114081" calcext:value-type="float">
            <text:p>10114081</text:p>
          </table:table-cell>
          <table:table-cell table:number-columns-repeated="2" office:value-type="time" office:time-value="PT13H38M00S" calcext:value-type="time">
            <text:p>01:38:00 PM</text:p>
          </table:table-cell>
        </table:table-row>
        <table:table-row table:style-name="ro1">
          <table:table-cell office:value-type="float" office:value="10115289" calcext:value-type="float">
            <text:p>10115289</text:p>
          </table:table-cell>
          <table:table-cell table:number-columns-repeated="2" office:value-type="time" office:time-value="PT13H40M00S" calcext:value-type="time">
            <text:p>01:40:00 PM</text:p>
          </table:table-cell>
        </table:table-row>
        <table:table-row table:style-name="ro1">
          <table:table-cell office:value-type="float" office:value="10115038" calcext:value-type="float">
            <text:p>10115038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3H42M10S" calcext:value-type="time">
            <text:p>01:42:10 PM</text:p>
          </table:table-cell>
        </table:table-row>
        <table:table-row table:style-name="ro1">
          <table:table-cell office:value-type="float" office:value="10115039" calcext:value-type="float">
            <text:p>10115039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3H44M10S" calcext:value-type="time">
            <text:p>01:44:10 PM</text:p>
          </table:table-cell>
        </table:table-row>
        <table:table-row table:style-name="ro1">
          <table:table-cell office:value-type="float" office:value="10115311" calcext:value-type="float">
            <text:p>10115311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3H47M20S" calcext:value-type="time">
            <text:p>01:47:20 PM</text:p>
          </table:table-cell>
        </table:table-row>
        <table:table-row table:style-name="ro1">
          <table:table-cell office:value-type="float" office:value="30306073" calcext:value-type="float">
            <text:p>30306073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3H51M10S" calcext:value-type="time">
            <text:p>01:51:10 PM</text:p>
          </table:table-cell>
        </table:table-row>
        <table:table-row table:style-name="ro1">
          <table:table-cell office:value-type="float" office:value="30306055" calcext:value-type="float">
            <text:p>30306055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3H53M10S" calcext:value-type="time">
            <text:p>01:53:10 PM</text:p>
          </table:table-cell>
        </table:table-row>
        <table:table-row table:style-name="ro1">
          <table:table-cell office:value-type="float" office:value="30306050" calcext:value-type="float">
            <text:p>30306050</text:p>
          </table:table-cell>
          <table:table-cell office:value-type="time" office:time-value="PT13H55M10S" calcext:value-type="time">
            <text:p>01:55:10 PM</text:p>
          </table:table-cell>
          <table:table-cell office:value-type="time" office:time-value="PT13H56M00S" calcext:value-type="time">
            <text:p>01:56:00 PM</text:p>
          </table:table-cell>
        </table:table-row>
        <table:table-row table:style-name="ro1">
          <table:table-cell office:value-type="float" office:value="30306034" calcext:value-type="float">
            <text:p>30306034</text:p>
          </table:table-cell>
          <table:table-cell table:number-columns-repeated="2" office:value-type="time" office:time-value="PT13H58M00S" calcext:value-type="time">
            <text:p>01:58:00 PM</text:p>
          </table:table-cell>
        </table:table-row>
        <table:table-row table:style-name="ro1">
          <table:table-cell office:value-type="float" office:value="30306052" calcext:value-type="float">
            <text:p>30306052</text:p>
          </table:table-cell>
          <table:table-cell office:value-type="time" office:time-value="PT14H00M10S" calcext:value-type="time">
            <text:p>02:00:10 PM</text:p>
          </table:table-cell>
          <table:table-cell office:value-type="time" office:time-value="PT14H00M30S" calcext:value-type="time">
            <text:p>02:00:30 PM</text:p>
          </table:table-cell>
        </table:table-row>
        <table:table-row table:style-name="ro1">
          <table:table-cell office:value-type="float" office:value="30306058" calcext:value-type="float">
            <text:p>30306058</text:p>
          </table:table-cell>
          <table:table-cell office:value-type="time" office:time-value="PT14H02M00S" calcext:value-type="time">
            <text:p>02:02:00 PM</text:p>
          </table:table-cell>
          <table:table-cell office:value-type="time" office:time-value="PT14H02M10S" calcext:value-type="time">
            <text:p>02:02:10 PM</text:p>
          </table:table-cell>
        </table:table-row>
        <table:table-row table:style-name="ro1">
          <table:table-cell office:value-type="float" office:value="10117154" calcext:value-type="float">
            <text:p>10117154</text:p>
          </table:table-cell>
          <table:table-cell table:number-columns-repeated="2" office:value-type="time" office:time-value="PT14H10M00S" calcext:value-type="time">
            <text:p>02:1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4:09:39.842661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3:11:39.475106171</meta:creation-date>
    <dc:date>2017-09-29T14:11:55.551634128</dc:date>
    <meta:editing-duration>PT18M24S</meta:editing-duration>
    <meta:editing-cycles>4</meta:editing-cycles>
    <meta:generator>LibreOffice/5.1.6.2$Linux_X86_64 LibreOffice_project/10m0$Build-2</meta:generator>
    <meta:document-statistic meta:table-count="1" meta:cell-count="51" meta:object-count="0"/>
  </office:meta>
</office:document-meta>
</file>